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nstallCommandImpl.getShor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nstallCommandImpl.UninstallCommandImpl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nstallCommand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nstallCommandImpl.ge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nstallCommandImpl.execute( String s , PrintStream out , PrintStream er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